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5.19pt"/>
    </style:style>
    <style:style style:name="co2" style:family="table-column">
      <style:table-column-properties fo:break-before="auto" style:column-width="136.09pt"/>
    </style:style>
    <style:style style:name="co3" style:family="table-column">
      <style:table-column-properties fo:break-before="auto" style:column-width="433.3pt"/>
    </style:style>
    <style:style style:name="co4" style:family="table-column">
      <style:table-column-properties fo:break-before="auto" style:column-width="87.45pt"/>
    </style:style>
    <style:style style:name="co5" style:family="table-column">
      <style:table-column-properties fo:break-before="auto" style:column-width="738.6pt"/>
    </style:style>
    <style:style style:name="co6" style:family="table-column">
      <style:table-column-properties fo:break-before="auto" style:column-width="934.55pt"/>
    </style:style>
    <style:style style:name="co7" style:family="table-column">
      <style:table-column-properties fo:break-before="auto" style:column-width="1202.2pt"/>
    </style:style>
    <style:style style:name="co8" style:family="table-column">
      <style:table-column-properties fo:break-before="auto" style:column-width="32.66pt"/>
    </style:style>
    <style:style style:name="co9" style:family="table-column">
      <style:table-column-properties fo:break-before="auto" style:column-width="78.94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124.6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escasamento_de_parentese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acordaoId</text:p>
          </table:table-cell>
          <table:table-cell office:value-type="string" calcext:value-type="string">
            <text:p>_id</text:p>
          </table:table-cell>
          <table:table-cell office:value-type="string" calcext:value-type="string">
            <text:p>publicacao</text:p>
          </table:table-cell>
          <table:table-cell office:value-type="string" calcext:value-type="string">
            <text:p>citacoes_revistas</text:p>
          </table:table-cell>
          <table:table-cell office:value-type="string" calcext:value-type="string">
            <text:p>partesTexto</text:p>
          </table:table-cell>
          <table:table-cell office:value-type="string" calcext:value-type="string">
            <text:p>observacao</text:p>
          </table:table-cell>
          <table:table-cell office:value-type="string" calcext:value-type="string">
            <text:p>citacoesObs</text:p>
          </table:table-cell>
          <table:table-cell office:value-type="string" calcext:value-type="string">
            <text:p>index</text:p>
          </table:table-cell>
          <table:table-cell office:value-type="string" calcext:value-type="string">
            <text:p>observacao_lab</text:p>
          </table:table-cell>
        </table:table-row>
        <table:table-row table:style-name="ro2">
          <table:table-cell office:value-type="string" calcext:value-type="string">
            <text:p>RE 237718</text:p>
          </table:table-cell>
          <table:table-cell office:value-type="string" calcext:value-type="string">
            <text:p>5e327c28d0a3cf19aa5ba554</text:p>
          </table:table-cell>
          <table:table-cell office:value-type="string" calcext:value-type="string">
            <text:p>DJ 06-09-2001 PP-00021 <text:s/>EMENT VOL-02042-03 PP-00515</text:p>
          </table:table-cell>
          <table:table-cell office:value-type="string" calcext:value-type="string">
            <text:p>[]</text:p>
          </table:table-cell>
          <table:table-cell office:value-type="string" calcext:value-type="string">
            <text:p>RECTE. : MUNICÍPIO DE SÃO PAULO </text:p>
            <text:p>ADVDA. : MARIA DO CARMO DE OLIVEIRA SANTOS </text:p>
            <text:p>RECDO. : PROVINCIA DOS CAPUCHINHOS DE SÃO PAULO </text:p>
            <text:p>ADVDOS. : MARIA ANTONIA LASCALA VIEIRA E OUTRO</text:p>
          </table:table-cell>
          <table:table-cell office:value-type="string" calcext:value-type="string">
            <text:p>Acórdãos citados: ADI 939, (RTJ 151/756), ADI 1802, RE 97708, (RTJ 111/694), RE 104563-ED, (RTJ 151/235), RE 116188, (RTJ 131/1295), RE 141441, (RTJ 126/216), RE 144900, AI 155822-AgR, (RTJ 160/672, RE 174476, (RTJ 167/988), RE 203859. Obs.: - O RE 187740 AgR foi objeto de embargos, rejeitados em 04.11.2003. - O RE 346851 AgR foi objeto de embargos, rejeitados em 04.11.2003. Número de páginas: (17). Análise:(COF). Revisão:(AAF). Inclusão: 12/11/01, (SVF). Alteração: 12/05/04, (SVF). Alteração: 26/02/2018, PDR.</text:p>
          </table:table-cell>
          <table:table-cell office:value-type="string" calcext:value-type="string">
            <text:p>['ADI 939', 'ADI 1802', 'RE 97708', 'ED RE 104563', 'RE 116188', 'RE 141441', 'RE 144900', 'AGR AI 155822', 'RE 174476', 'RE 203859']</text:p>
          </table:table-cell>
          <table:table-cell office:value-type="float" office:value="787" calcext:value-type="float">
            <text:p>787</text:p>
          </table:table-cell>
          <table:table-cell/>
        </table:table-row>
        <table:table-row table:style-name="ro3">
          <table:table-cell office:value-type="string" calcext:value-type="string">
            <text:p>EXT 812</text:p>
          </table:table-cell>
          <table:table-cell office:value-type="string" calcext:value-type="string">
            <text:p>5e328140d0a3cf19aa5ba746</text:p>
          </table:table-cell>
          <table:table-cell office:value-type="string" calcext:value-type="string">
            <text:p>DJ 24-08-2001 PP-00042 <text:s/>EMENT VOL-02040-02 PP-00225</text:p>
          </table:table-cell>
          <table:table-cell office:value-type="string" calcext:value-type="string">
            <text:p>[]</text:p>
          </table:table-cell>
          <table:table-cell office:value-type="string" calcext:value-type="string">
            <text:p>REQTE. : GOVERNO DA ARGENTINA </text:p>
            <text:p>EXTDO. : ELISEO ALDO ROSELLO OU ELISEO ALDO ROSELLÓ </text:p>
            <text:p>ADV. : PEDRO SADI FILHO</text:p>
          </table:table-cell>
          <table:table-cell office:value-type="string" calcext:value-type="string">
            <text:p>Acórdãos citados: Ext 486, (RTJ 132/1083), Ext 531, (RTJ 136/540), Ext-545, (RTJ 166/802), Ext 548, (RTJ 150/408), Ext 582, EXT 589, (RTJ 152/420), Ext 604, (RTJ 155/370, Ext 618, (RTJ 155/70), Ext 659, (RTJ 165/793), Ext 669, (RTJ 161/409), Ext 672, (RTJ 173/391), Ext 678, (RTJ 163/857). Número de páginas: (11). Análise:(CTM). Revisão:(AAF). Inclusão: 25/09/01, (SVF). Alteração: 28/06/07, (MLR). Alteração: 08/02/2018, ALS.</text:p>
          </table:table-cell>
          <table:table-cell office:value-type="string" calcext:value-type="string">
            <text:p>['EXT 486', 'EXT 531', 'EXT 545', 'EXT 548', 'EXT 582', 'EXT 589', 'EXT 604', 'EXT 618', 'EXT 659', 'EXT 669', 'EXT 672', 'EXT 678']</text:p>
          </table:table-cell>
          <table:table-cell office:value-type="float" office:value="1454" calcext:value-type="float">
            <text:p>1454</text:p>
          </table:table-cell>
          <table:table-cell/>
        </table:table-row>
        <table:table-row table:style-name="ro3">
          <table:table-cell office:value-type="string" calcext:value-type="string">
            <text:p>HC 80933</text:p>
          </table:table-cell>
          <table:table-cell office:value-type="string" calcext:value-type="string">
            <text:p>5e32838ed0a3cf19aa5ba830</text:p>
          </table:table-cell>
          <table:table-cell office:value-type="string" calcext:value-type="string">
            <text:p>DJ 28-09-2001 PP-00038 <text:s/>EMENT VOL-02045-01 PP-00201</text:p>
          </table:table-cell>
          <table:table-cell office:value-type="string" calcext:value-type="string">
            <text:p>[]</text:p>
          </table:table-cell>
          <table:table-cell office:value-type="string" calcext:value-type="string">
            <text:p>PACTE. : RUI CALDAS PIMENTA </text:p>
            <text:p>IMPTE. : RUI CALDAS PIMENTA </text:p>
            <text:p>COATOR : SUPERIOR TRIBUNAL DE JUSTIÇA</text:p>
          </table:table-cell>
          <table:table-cell office:value-type="string" calcext:value-type="string">
            <text:p>Acórdãos citados: RE 65827; (RTJ 50/592; HC 71905; (RTJ 158/187); HC 73886; HC 75996; RHC 80077; HCML 80188; RECR 92265; (RTJ 97/421); RE 195774; RE 206482. Número de páginas: (14). Análise: (CTM). Revisão: (AAF). Inclusão: 22/11/01, (MLR). Alteração: 07/03/2018, GIB.</text:p>
          </table:table-cell>
          <table:table-cell office:value-type="string" calcext:value-type="string">
            <text:p>['RE 65827', 'HC 71905', 'HC 73886', 'HC 75996', 'RHC 80077', 'HCML 80188', 'RECR 92265', 'RE 195774', 'RE 206482']</text:p>
          </table:table-cell>
          <table:table-cell office:value-type="float" office:value="1619" calcext:value-type="float">
            <text:p>1619</text:p>
          </table:table-cell>
          <table:table-cell/>
        </table:table-row>
        <table:table-row table:style-name="ro3">
          <table:table-cell office:value-type="string" calcext:value-type="string">
            <text:p>AGR RCL 1869</text:p>
          </table:table-cell>
          <table:table-cell office:value-type="string" calcext:value-type="string">
            <text:p>5e328aa9d0a3cf19aa5bab97</text:p>
          </table:table-cell>
          <table:table-cell office:value-type="string" calcext:value-type="string">
            <text:p>DJ 14-12-2001 PP-00032 <text:s/>EMENT VOL-02053-02 PP-00424</text:p>
          </table:table-cell>
          <table:table-cell office:value-type="string" calcext:value-type="string">
            <text:p>[]</text:p>
          </table:table-cell>
          <table:table-cell office:value-type="string" calcext:value-type="string">
            <text:p>AGTE. : MUNICÍPIO DE SANTO ANTÔNIO DO SUDOESTE E OUTROS </text:p>
            <text:p>ADVDO. : PEDRO HENRIQUE XAVIER </text:p>
            <text:p>AGDA. : RELATORA DA PETIÇÃO Nº 2000.04.01.137834-7 DO TRIBUNAL REGIONAL FEDERAL DA 4ª REGIÃO</text:p>
          </table:table-cell>
          <table:table-cell office:value-type="string" calcext:value-type="string">
            <text:p>Acórdão citado: RE 252245, (Reclamação nº 479 (STJ). Número de páginas: (10). Análise:(CRP). Revisão:(RCO/AAF). Inclusão: 07/06/02, (MLR). Alteração: 11/06/02, (MLR). Alteração: 11/04/2018, JRM.</text:p>
          </table:table-cell>
          <table:table-cell office:value-type="string" calcext:value-type="string">
            <text:p>['RE 252245']</text:p>
          </table:table-cell>
          <table:table-cell office:value-type="float" office:value="2478" calcext:value-type="float">
            <text:p>2478</text:p>
          </table:table-cell>
          <table:table-cell/>
        </table:table-row>
        <table:table-row table:style-name="ro2">
          <table:table-cell office:value-type="string" calcext:value-type="string">
            <text:p>HC 81432</text:p>
          </table:table-cell>
          <table:table-cell office:value-type="string" calcext:value-type="string">
            <text:p>5e3292e3d0a3cf19aa5bae98</text:p>
          </table:table-cell>
          <table:table-cell office:value-type="string" calcext:value-type="string">
            <text:p>ACÓRDÃO ELETRÔNICO</text:p>
            <text:p>DJe-022 DIVULG 31-01-2013 PUBLIC 01-02-2013</text:p>
          </table:table-cell>
          <table:table-cell office:value-type="string" calcext:value-type="string">
            <text:p>[]</text:p>
          </table:table-cell>
          <table:table-cell office:value-type="string" calcext:value-type="string">
            <text:p>PACTE.(S) : JORGE DE ARAÚJO LABRE </text:p>
            <text:p>IMPTE.(S) : JORGE DE ARAÚJO LABRE </text:p>
            <text:p>ADV.(A/S) : RUY CARLOS KASTALSKI E OUTROS </text:p>
            <text:p>COATOR(A/S)(ES) : SUPERIOR TRIBUNAL DE JUSTIÇA</text:p>
          </table:table-cell>
          <table:table-cell office:value-type="string" calcext:value-type="string">
            <text:p>- Acórdão(s) citado(s): (MOTIVAÇÃO "PER RELATIONEM") (HC 69438 (1ªT) , HC 69987 (TP), HC 54513 (2ªT), RE 37879 (TP), RE 49074 (1ªT). Número de páginas: 9. Análise: 20/02/2013, MAC.</text:p>
          </table:table-cell>
          <table:table-cell office:value-type="string" calcext:value-type="string">
            <text:p>['HC 69987', 'HC 54513', 'RE 37879', 'RE 49074']</text:p>
          </table:table-cell>
          <table:table-cell office:value-type="float" office:value="3333" calcext:value-type="float">
            <text:p>3333</text:p>
          </table:table-cell>
          <table:table-cell/>
        </table:table-row>
        <table:table-row table:style-name="ro2">
          <table:table-cell office:value-type="string" calcext:value-type="string">
            <text:p>AGR RE 207851</text:p>
          </table:table-cell>
          <table:table-cell office:value-type="string" calcext:value-type="string">
            <text:p>5e3296f2d0a3cf19aa5bb016</text:p>
          </table:table-cell>
          <table:table-cell office:value-type="string" calcext:value-type="string">
            <text:p>DJ 19-04-2002 PP-00057 <text:s/>EMENT VOL-02065-05 PP-01053</text:p>
          </table:table-cell>
          <table:table-cell office:value-type="string" calcext:value-type="string">
            <text:p>[]</text:p>
          </table:table-cell>
          <table:table-cell office:value-type="string" calcext:value-type="string">
            <text:p>AGTE. : SANDOZ S/A </text:p>
            <text:p>ADVDOS. : GERSON MARQUES DA SILVA JÚNIOR E OUTROS </text:p>
            <text:p>AGDO. : ESTADO DO RIO DE JANEIRO </text:p>
            <text:p>ADVDO. : PGE-RJ - ALDE SANTOS JÚNIOR</text:p>
          </table:table-cell>
          <table:table-cell office:value-type="string" calcext:value-type="string">
            <text:p>Acórdãos citados: RE 103913 (RTJ 115/875), RE 109197 (RTJ 124/711), RE 112414 (RTJ 124/711, RE 115966 (RTJ 126/1216), RE 205832 (RTJ 176/947), AI 109361-AgR. Obs.: - O RE-207851-AgR foi objeto dos RE-AgrR-ED rejeitados em 13/08/2002. Número de páginas: (19). Análise:(FLO). Revisão:(AAF). Inclusão: 27/06/02, (MLR). Alteração: 10/02/2009, NRT. Alteração: 14/05/2018, PDR.</text:p>
          </table:table-cell>
          <table:table-cell office:value-type="string" calcext:value-type="string">
            <text:p>['RE 103913', 'RE 109197', 'RE 115966', 'RE 112414', 'RE 205832', 'AGR AI 109361']</text:p>
          </table:table-cell>
          <table:table-cell office:value-type="float" office:value="3737" calcext:value-type="float">
            <text:p>3737</text:p>
          </table:table-cell>
          <table:table-cell/>
        </table:table-row>
        <table:table-row table:style-name="ro2">
          <table:table-cell office:value-type="string" calcext:value-type="string">
            <text:p>RE 357311</text:p>
          </table:table-cell>
          <table:table-cell office:value-type="string" calcext:value-type="string">
            <text:p>5e32b12ed0a3cf19aa5bbb0b</text:p>
          </table:table-cell>
          <table:table-cell office:value-type="string" calcext:value-type="string">
            <text:p>DJ 21-02-2003 PP-00039 <text:s/>EMENT VOL-02099-07 PP-01334</text:p>
          </table:table-cell>
          <table:table-cell office:value-type="string" calcext:value-type="string">
            <text:p>[]</text:p>
          </table:table-cell>
          <table:table-cell office:value-type="string" calcext:value-type="string">
            <text:p>RECTE.(S) : UNIÃO </text:p>
            <text:p>ADV.(A/S) : PFN - ELYADIR FERREIRA BORGES </text:p>
            <text:p>RECDO.(A/S) : MARCHESAN IMPLEMENTOS E MÁQUINAS AGRÍCOLAS TATU S/A </text:p>
            <text:p>ADV.(A/S) : HERBERTO ALFREDO VARGAS CARNIDE E OUTRO (A/S)</text:p>
          </table:table-cell>
          <table:table-cell office:value-type="string" calcext:value-type="string">
            <text:p>Acórdãos citados: ADI 1049, ADI 1922 MC (RTJ 176/138), ADI 1976 MC (RTJ 176/138, RE 210246 (RTJ 172/982). Número de páginas: (13). Análise:(VAS). Revisão:(RCO/AAF). Inclusão: 21/05/03, (MLR). Alteração: 10/09/2018, ALS.</text:p>
          </table:table-cell>
          <table:table-cell office:value-type="string" calcext:value-type="string">
            <text:p>['ADI 1049', 'MC ADI 1922', 'RE MC 210246', 'ADI 1976']</text:p>
          </table:table-cell>
          <table:table-cell office:value-type="float" office:value="6578" calcext:value-type="float">
            <text:p>6578</text:p>
          </table:table-cell>
          <table:table-cell/>
        </table:table-row>
        <table:table-row table:style-name="ro4">
          <table:table-cell office:value-type="string" calcext:value-type="string">
            <text:p>AGR RE 346113</text:p>
          </table:table-cell>
          <table:table-cell office:value-type="string" calcext:value-type="string">
            <text:p>5e32c08ed0a3cf555530c93c</text:p>
          </table:table-cell>
          <table:table-cell office:value-type="string" calcext:value-type="string">
            <text:p>DJ 12-09-2003 PP-00036 <text:s/>EMENT VOL-02123-04 PP-00676</text:p>
          </table:table-cell>
          <table:table-cell office:value-type="string" calcext:value-type="string">
            <text:p>[]</text:p>
          </table:table-cell>
          <table:table-cell office:value-type="string" calcext:value-type="string">
            <text:p>AGTE.(S) : GERSONY MENDES GOMES COLOMBANI E OUTRO (A/S) </text:p>
            <text:p>ADVDO.(A/S) : ROBERTO CURSINO BENITEZ </text:p>
            <text:p>ADVDO.(A/S) : MÁRCIO HERLEY TRIGO DE LOUREIRO </text:p>
            <text:p>AGDO.(A/S) : MUNICÍPIO DE SÃO JOSÉ DOS CAMPOS </text:p>
            <text:p>ADVDO.(A/S) : JOSÉ EDUARDO RANGEL DE ALCKMIN E OUTRO (A/S)</text:p>
          </table:table-cell>
          <table:table-cell office:value-type="string" calcext:value-type="string">
            <text:p>Votação: unânime. Resultado: desprovido. Acórdãos citados: ADI-171 (RTJ-153/361), RE-173252 (RTJ-177/952, RE-196949 (RTJ-195/1141). Número de páginas: (08). Análise:(ANA). Revisão:(COF). Inclusão: 23/04/04, (SVF). Alteração: 08/11/2018, PDR.</text:p>
          </table:table-cell>
          <table:table-cell office:value-type="string" calcext:value-type="string">
            <text:p>['ADI 171', 'RE 196949', 'RE 173252']</text:p>
          </table:table-cell>
          <table:table-cell office:value-type="float" office:value="1294" calcext:value-type="float">
            <text:p>1294</text:p>
          </table:table-cell>
          <table:table-cell/>
        </table:table-row>
        <table:table-row table:style-name="ro5">
          <table:table-cell office:value-type="string" calcext:value-type="string">
            <text:p>RCL 2367</text:p>
          </table:table-cell>
          <table:table-cell office:value-type="string" calcext:value-type="string">
            <text:p>5e32c62ad0a3cf555530cc5a</text:p>
          </table:table-cell>
          <table:table-cell office:value-type="string" calcext:value-type="string">
            <text:p>ACÓRDÃO ELETRÔNICO</text:p>
            <text:p>DJe-029 DIVULG 13-02-2013 PUBLIC 14-02-2013</text:p>
          </table:table-cell>
          <table:table-cell office:value-type="string" calcext:value-type="string">
            <text:p>[]</text:p>
          </table:table-cell>
          <table:table-cell office:value-type="string" calcext:value-type="string">
            <text:p>RECLTE.(S) : PARTIDO PROGRESSISTA BRASILEIRO - PPB </text:p>
            <text:p>ADV.(A/S) : CARLOS JOSÉ PERIZZOLO </text:p>
            <text:p>RECLDO.(A/S) : TRIBUNAL DE JUSTIÇA DO ESTADO DO RIO GRANDE DO SUL </text:p>
            <text:p>INTDO.(A/S) : MUNICÍPIO DE PINTO BANDEIRA </text:p>
            <text:p>INTDO.(A/S) : MUNICÍPIO DE BENTO GONÇALVES </text:p>
            <text:p>ADV.(A/S) : MARIANA LARGURA</text:p>
          </table:table-cell>
          <table:table-cell office:value-type="string" calcext:value-type="string">
            <text:p>- Acórdão(s) citado(s): (RECLAMAÇÃO, CONTRUÇÃO PRETORIANA) STF: RTJ 112/504. (RECLAMAÇÃO, GARANTIA DA AUTORIDADE, STF) STF: Rcl 1722 (TP), Rcl 2143 AgR (TP), Rcl 2256 (TP), Rcl 935 (TP); RTJ 149/354. (RECLAMAÇÃO, GARANTIA DA AUTORIDADE, MEDIDA CAUTELAR, CONTROLE ABSTRATO STF: Rcl 1723 AgR-QO (TP), Rcl 2256 (TP); RTJ 157/433 (MEDIDA CAUTELAR, AÇÃO DIRETA DE INCONSTITUCIONALIDADE, EFICÁCIA EX NUNC) STF: RTJ 124/80. (MEDIDA CAUTELAR, AÇÃO DIRETA DE INCONSTITUCIONALIDADE, EFICÁCIA EX TUNC, EXCEPCIONALIDADE) STF: ADI 2381 MC-ED; RTJ 138/86. - Veja ADI 2381 MC e ADI 2737 do STF e Agravo Regimental em Suspensão de Liminar 70006089866 do TJRS e Mandado de Segurança 005/1.03.0001168-6 da 3ª Vara Cível Comarca de Bento Gonçalves. Número de páginas: 32. Análise: 26/02/2013, SEV. Revisão: 03/04/2013, AAT.</text:p>
          </table:table-cell>
          <table:table-cell office:value-type="string" calcext:value-type="string">
            <text:p>['RCL 1722', 'AGR RCL 2143', 'RCL 2256', 'RCL 935', 'QO AGR RCL ABSTRATO CONTROLE 1723', 'RCL 2256', 'ED MC ADI 2381', 'GONÇALVES BENTO DE COMARCA CÍVEL VARA ª DA 3']</text:p>
          </table:table-cell>
          <table:table-cell office:value-type="float" office:value="2105" calcext:value-type="float">
            <text:p>2105</text:p>
          </table:table-cell>
          <table:table-cell/>
        </table:table-row>
        <table:table-row table:style-name="ro6">
          <table:table-cell office:value-type="string" calcext:value-type="string">
            <text:p>RCL 3074</text:p>
          </table:table-cell>
          <table:table-cell office:value-type="string" calcext:value-type="string">
            <text:p>5e32ebdfd0a3cf753014fa03</text:p>
          </table:table-cell>
          <table:table-cell office:value-type="string" calcext:value-type="string">
            <text:p>DJ   30-09-2005 PP-00005</text:p>
            <text:p>          EMENT VOL-02207-1 PP-00089</text:p>
            <text:p>RTJ VOL-00196-01 PP-00142</text:p>
          </table:table-cell>
          <table:table-cell office:value-type="string" calcext:value-type="string">
            <text:p>['RTJ 196/142']</text:p>
          </table:table-cell>
          <table:table-cell office:value-type="string" calcext:value-type="string">
            <text:p>RECLTE.(S) : UNIÃO </text:p>
            <text:p>ADV.(A/S) : ADVOGADO-GERAL DA UNIÃO </text:p>
            <text:p>RECLDO.(A/S) : JUIZ FEDERAL SUBSTITUTO EM EXERCÍCIO NA 12ª </text:p>
            <text:p> VARA DA SEÇÃO JUDICIÁRIA DE MINAS GERAIS (AÇÃO CIVIL </text:p>
            <text:p> PÚBLICA Nº 2005.38.00.002238-0) </text:p>
            <text:p>INTDO.(A/S) : ESTADO DE MINAS GERAIS </text:p>
            <text:p>ADV.(A/S) : ADVOCACIA GERAL DO ESTADO - MG - ALBERTO </text:p>
            <text:p> GUIMARÃES ANDRADE </text:p>
            <text:p>INTDO.(A/S) : MINISTÉRIO PÚBLICO DO ESTADO DE MINAS GERAIS </text:p>
            <text:p>INTDO.(A/S) : INSTITUTO BRASILEIRO DO MEIO AMBIENTE E DOS </text:p>
            <text:p> RECURSOS NATURAIS RENOVÁVEIS - IBAMA</text:p>
          </table:table-cell>
          <table:table-cell office:value-type="string" calcext:value-type="string">
            <text:p>-Acórdãos citados:ACO 359 QO (RTJ-152/366), ACO 396 QO (RTJ-132/109), ACO 417, ACO 477 QO (RTJ-162/437, ACO 509, ACO 519, ACO 593 (RTJ-182/420). -Veja Informativo 395 do STF. Número de páginas: (30). Análise:(JBM). Inclusão: 08/11/05, (JBM).</text:p>
          </table:table-cell>
          <table:table-cell office:value-type="string" calcext:value-type="string">
            <text:p>['QO ACO 359', 'QO ACO 396', 'ACO 417', 'ACO QO 509', 'ACO 477', 'ACO 519', 'ACO 593', 'STF DO INFORMATIVO VEJA 395']</text:p>
          </table:table-cell>
          <table:table-cell office:value-type="float" office:value="2723" calcext:value-type="float">
            <text:p>2723</text:p>
          </table:table-cell>
          <table:table-cell/>
        </table:table-row>
        <table:table-row table:style-name="ro2">
          <table:table-cell office:value-type="string" calcext:value-type="string">
            <text:p>HC 87468</text:p>
          </table:table-cell>
          <table:table-cell office:value-type="string" calcext:value-type="string">
            <text:p>5e330708d0a3cf753015087c</text:p>
          </table:table-cell>
          <table:table-cell office:value-type="string" calcext:value-type="string">
            <text:p>DJ 15-09-2006 PP-00045</text:p>
            <text:p>EMENT VOL-02247-01 PP-00091</text:p>
          </table:table-cell>
          <table:table-cell office:value-type="string" calcext:value-type="string">
            <text:p>[]</text:p>
          </table:table-cell>
          <table:table-cell office:value-type="string" calcext:value-type="string">
            <text:p>PACTE.(S) : CÉSAR WESLEY PORCELLI </text:p>
            <text:p>IMPTE.(S) : DANIEL LEON BIALSKI </text:p>
            <text:p>COATOR(A/S)(ES) : RELATOR DO HC Nº 50.617 DO SUPERIOR TRIBUNAL </text:p>
            <text:p> DE JUSTIÇA</text:p>
          </table:table-cell>
          <table:table-cell office:value-type="string" calcext:value-type="string">
            <text:p>- Acórdãos citados: HC 73604 (RTJ-163/1024, HC 73719 (RTJ-62/249), RHC 79200 (RTJ-172/184), HC 79781 (RTJ-175/715), HC 79857 (RTJ-187/322), HC 80379 (RTJ-187/933), HC 80420 (RTJ-180/583), HC 80724 (RTJ-177/871), HC 83828, HC 84014 AgR, HC 84648, HC 84662 (RTJ-193/1050), HC 85185. Número de páginas: 17. Análise: 25/09/2006, CEL.</text:p>
          </table:table-cell>
          <table:table-cell office:value-type="string" calcext:value-type="string">
            <text:p>['HC 73719', 'HC 73604', 'RHC 79200', 'HC 79781', 'HC 79857', 'HC 80379', 'HC 80420', 'HC 80724', 'HC 83828', 'AGR HC 84014', 'HC 84648', 'HC 84662', 'HC 85185']</text:p>
          </table:table-cell>
          <table:table-cell office:value-type="float" office:value="6669" calcext:value-type="float">
            <text:p>6669</text:p>
          </table:table-cell>
          <table:table-cell/>
        </table:table-row>
        <table:table-row table:style-name="ro2">
          <table:table-cell office:value-type="string" calcext:value-type="string">
            <text:p>MS 28603</text:p>
          </table:table-cell>
          <table:table-cell office:value-type="string" calcext:value-type="string">
            <text:p>5e33bf14d0a3cf3007023af5</text:p>
          </table:table-cell>
          <table:table-cell office:value-type="string" calcext:value-type="string">
            <text:p>PROCESSO ELETRÔNICO </text:p>
            <text:p>DJe-110 DIVULG 11-06-2013 PUBLIC 12-06-2013</text:p>
          </table:table-cell>
          <table:table-cell office:value-type="string" calcext:value-type="string">
            <text:p>[]</text:p>
          </table:table-cell>
          <table:table-cell office:value-type="string" calcext:value-type="string">
            <text:p>IMPTE.(S) : TRIBUNAL DE JUSTIÇA DO ESTADO DE MINAS GERAIS </text:p>
            <text:p>IMPTE.(S) : ESCOLA JUDICIAL DESEMBARGADOR EDÉSIO FERNANDES </text:p>
            <text:p>IMPDO.(A/S) : CONSELHO NACIONAL DE JUSTIÇA </text:p>
            <text:p>ADV.(A/S) : ADVOGADO-GERAL DA UNIÃO</text:p>
          </table:table-cell>
          <table:table-cell office:value-type="string" calcext:value-type="string">
            <text:p>- Acórdão(s) citado(s): (EDITAL, "LEI DO CONCURSO PÚBLICO") RE 526600 AgR (1ªT), RE 440335 AgR (2ªT). (CNJ, ATUAÇÃO ADMINISTRATIVA, CONCURSO PÚBLICO) MS 26284 (TP), MS 27160 (TP), MS 26163 (TP). (CONCURSO PÚBLICO, QUESTÃO IMPUGNADA, CLASSIFICAÇÃO, DIREITO ADQUIRIDO) RMS 21255 (TP). (ANULAÇÃO, CONCURSO PÚBLICO ENCERRADO, INTIMAÇÃO, INTERESSADO MS 25962 (TP). (ANULAÇÃO, APOSENTADORIA, INTIMAÇÃO, INTERESSADO) MS 24268 (TP), MS 25116 (TP). (SERVIDOR, NOMEAÇÃO, FORA DO PRAZO DE VALIDADE, CONCURSO PÚBLICO, INTIMAÇÃO, INTERESSADO) MS 27154 (TP). (PROCESSO JUDICIAL, ESGOTAMENTO, VIA ADMINISTRATIVA) RE 233582 (TP). (PRESUNÇÃO, CIÊNCIA, ATO REVOGATÓRIO) MS 22938 (TP), MS 24927 (TP), MS 24742 (TP). - Veja MS 28594, MS 28651 e MS 28666 do STF. Número de páginas: 76. Análise: 02/08/2013, SEV.</text:p>
          </table:table-cell>
          <table:table-cell office:value-type="string" calcext:value-type="string">
            <text:p>['AGR RE 526600', 'AGR RE 440335', 'MS 26284', 'MS 27160', 'MS 26163', 'RMS 21255', 'MS INTERESSADO 25962', 'MS 24268', 'MS 25116', 'MS 27154', 'RE 233582', 'MS 22938', 'MS 24927', 'MS 24742', 'MS VEJA 28594', 'STF DO MS E 28666', 'MS 28651']</text:p>
          </table:table-cell>
          <table:table-cell office:value-type="float" office:value="4737" calcext:value-type="float">
            <text:p>4737</text:p>
          </table:table-cell>
          <table:table-cell/>
        </table:table-row>
        <table:table-row table:style-name="ro3">
          <table:table-cell office:value-type="string" calcext:value-type="string">
            <text:p>HC 113413</text:p>
          </table:table-cell>
          <table:table-cell office:value-type="string" calcext:value-type="string">
            <text:p>5e33d847d0a3cf300702510e</text:p>
          </table:table-cell>
          <table:table-cell office:value-type="string" calcext:value-type="string">
            <text:p>PROCESSO ELETRÔNICO </text:p>
            <text:p>DJe-222 DIVULG 09-11-2012 PUBLIC 12-11-2012</text:p>
          </table:table-cell>
          <table:table-cell office:value-type="string" calcext:value-type="string">
            <text:p>[]</text:p>
          </table:table-cell>
          <table:table-cell office:value-type="string" calcext:value-type="string">
            <text:p>PACTE.(S) : JOSÉ FÁBIO DE MATOS </text:p>
            <text:p>IMPTE.(S) : TERESA ANABELA SILVA DE ARAUJO PLAZA </text:p>
            <text:p>COATOR(A/S)(ES) : SUPERIOR TRIBUNAL DE JUSTIÇA</text:p>
          </table:table-cell>
          <table:table-cell office:value-type="string" calcext:value-type="string">
            <text:p>- Acórdão(s) citado(s): (HABEAS CORPUS, NOVO JUÍZO DE REPROVABILIDADE) STF: HC 94655 (1ªT), RHC 95864 (1ªT), HC 95679 (1ªT). (CRIME CONTINUADO, DELINQUÊNCIA HABITUAL, REITERAÇÃO CRIMINOSA) STF: HC 71940 (2ªT), RHC 85577 (2ªT), RHC 93144 (1ªT), HC 94970 (1ª), HC 98647 (1ªT), HC 99505 (2ªT), HC 101049 (2ªT), HC 105743 (2ªT). (CRIME CONTINUADO, REEXAME, MATÉRIA DE FATO, MATÉRIA DE PROVA) STF: HC 86892 (2ª), HC 89097 (2ªT), HC 95006 (1ªT. (BIS IN IDEM, ROUBO QUALIFICADO, EMPREGO DE ARMA, QUADRILHA ARMADA) STF: RHC 83447 (2ªT), HC 85183(2ªT), RHC 102984 (1ªT). - Veja HC 132247 do STJ. Número de páginas: 18. Análise: 21/11/2012, SEV. Revisão: 27/11/2012, AAT.</text:p>
          </table:table-cell>
          <table:table-cell office:value-type="string" calcext:value-type="string">
            <text:p>['HC 94655', 'RHC 95864', 'HC 95679', 'HC 71940', 'RHC 85577', 'RHC 93144', 'HC 94970', 'HC 98647', 'HC 99505', 'HC 101049', 'HC 105743', 'HC 86892', 'HC 89097', 'QUALIFICADO ROUBO HC 95006', 'RHC 83447', 'HC 85183', 'RHC 102984', 'STJ DO HC VEJA 132247']</text:p>
          </table:table-cell>
          <table:table-cell office:value-type="float" office:value="10581" calcext:value-type="float">
            <text:p>10581</text:p>
          </table:table-cell>
          <table:table-cell/>
        </table:table-row>
        <table:table-row table:style-name="ro2">
          <table:table-cell office:value-type="string" calcext:value-type="string">
            <text:p>AGR ARE 708897</text:p>
          </table:table-cell>
          <table:table-cell office:value-type="string" calcext:value-type="string">
            <text:p>5e33d93fd0a3cf30070251fe</text:p>
          </table:table-cell>
          <table:table-cell office:value-type="string" calcext:value-type="string">
            <text:p>PROCESSO ELETRÔNICO </text:p>
            <text:p>DJe-227 DIVULG 19-11-2012 PUBLIC 20-11-2012</text:p>
          </table:table-cell>
          <table:table-cell office:value-type="string" calcext:value-type="string">
            <text:p>[]</text:p>
          </table:table-cell>
          <table:table-cell office:value-type="string" calcext:value-type="string">
            <text:p>AGTE.(S) : ANGELO LUIZ DE OLIVEIRA VARGAS </text:p>
            <text:p>ADV.(A/S) : ISABEL CRISTINA TRAPP FERREIRA </text:p>
            <text:p>AGDO.(A/S) : INSTITUTO NACIONAL DE SEGURO SOCIAL - INSS </text:p>
            <text:p>PROC.(A/S)(ES) : PROCURADOR-GERAL FEDERAL</text:p>
          </table:table-cell>
          <table:table-cell office:value-type="string" calcext:value-type="string">
            <text:p>- Acórdão(s) citado(s) (OFENSA REFLEXA) STF: (ARE 689418 ED (1ªT), ARE 693541 ED (1ªT), AI 645219 AgR (2ªT). Número de páginas: 8. Análise: 30/11/2012, MJC.</text:p>
          </table:table-cell>
          <table:table-cell office:value-type="string" calcext:value-type="string">
            <text:p>[]</text:p>
          </table:table-cell>
          <table:table-cell office:value-type="float" office:value="10888" calcext:value-type="float">
            <text:p>10888</text:p>
          </table:table-cell>
          <table:table-cell/>
        </table:table-row>
        <table:table-row table:style-name="ro4">
          <table:table-cell office:value-type="string" calcext:value-type="string">
            <text:p>ED AI 488345</text:p>
          </table:table-cell>
          <table:table-cell office:value-type="string" calcext:value-type="string">
            <text:p>5e33da25d0a3cf30070252da</text:p>
          </table:table-cell>
          <table:table-cell office:value-type="string" calcext:value-type="string">
            <text:p>ACÓRDÃO ELETRÔNICO</text:p>
            <text:p>DJe-237 DIVULG 03-12-2012 PUBLIC 04-12-2012</text:p>
          </table:table-cell>
          <table:table-cell office:value-type="string" calcext:value-type="string">
            <text:p>[]</text:p>
          </table:table-cell>
          <table:table-cell office:value-type="string" calcext:value-type="string">
            <text:p>RELATORA : MIN. ROSA WEBER </text:p>
            <text:p>AGDO.(A/S) : ESTADO DE SÃO PAULO </text:p>
            <text:p>PROC.(A/S)(ES) : PROCURADOR-GERAL DO ESTADO DE SÃO PAULO </text:p>
            <text:p>ADV.(A/S) : NELSON LOMBARDI E OUTRO(A/S) </text:p>
            <text:p>AGTE.(S) : ZANETTINI BAROSSI S/A - INDÚSTRIA E COMÉRCIO</text:p>
          </table:table-cell>
          <table:table-cell office:value-type="string" calcext:value-type="string">
            <text:p>- Acórdão(s) citado(s): (AI 493183 AgR (2ªT), RE 503877 AgR (1ªT). Número de páginas: 11. Análise: 19/12/2012, MJC.</text:p>
          </table:table-cell>
          <table:table-cell office:value-type="string" calcext:value-type="string">
            <text:p>['AGR RE 503877']</text:p>
          </table:table-cell>
          <table:table-cell office:value-type="float" office:value="11091" calcext:value-type="float">
            <text:p>11091</text:p>
          </table:table-cell>
          <table:table-cell/>
        </table:table-row>
        <table:table-row table:style-name="ro4">
          <table:table-cell office:value-type="string" calcext:value-type="string">
            <text:p>AGR ARE 679799</text:p>
          </table:table-cell>
          <table:table-cell office:value-type="string" calcext:value-type="string">
            <text:p>5e33da8fd0a3cf3007025339</text:p>
          </table:table-cell>
          <table:table-cell office:value-type="string" calcext:value-type="string">
            <text:p>ACÓRDÃO ELETRÔNICO</text:p>
            <text:p>DJe-248 DIVULG 18-12-2012 PUBLIC 19-12-2012</text:p>
          </table:table-cell>
          <table:table-cell office:value-type="string" calcext:value-type="string">
            <text:p>[]</text:p>
          </table:table-cell>
          <table:table-cell office:value-type="string" calcext:value-type="string">
            <text:p>RELATOR : MIN. DIAS TOFFOLI </text:p>
            <text:p>AGDO.(A/S) : ESTADO DE PERNAMBUCO </text:p>
            <text:p>PROC.(A/S)(ES) : PROCURADOR-GERAL DO ESTADO DE PERNAMBUCO </text:p>
            <text:p>ADV.(A/S) : JARBAS FERNANDES DA CUNHA FILHO E OUTRO(A/S) </text:p>
            <text:p>AGTE.(S) : DJALMA BARBALHO DE LIRA E OUTRO(A/S)</text:p>
          </table:table-cell>
          <table:table-cell office:value-type="string" calcext:value-type="string">
            <text:p>- Acórdão(s) citado(s): (REPERCUSSÃO GERAL, SOLDO DE MILITAR, FIXAÇÃO) STF: ARE 694450 RG (TP); (MATÉRIA INFRACONSTITUCIONAL, PRESCRIÇÃO STF: ARE 712833 AgR (2ªT), ARE 651130 AgR (1ªT), AI 796224 AgR (1ªT), RE 612799 AgR (2ªT), AI 732208 AgR (2ªT). Número de páginas: 11. Análise: 17/01/2013, MJC.</text:p>
          </table:table-cell>
          <table:table-cell office:value-type="string" calcext:value-type="string">
            <text:p>['RG ARE 694450', 'AGR ARE PRESCRIÇÃO 712833', 'AGR ARE 651130', 'AGR AI 796224', 'AGR RE 612799', 'AGR AI 732208']</text:p>
          </table:table-cell>
          <table:table-cell office:value-type="float" office:value="11276" calcext:value-type="float">
            <text:p>11276</text:p>
          </table:table-cell>
          <table:table-cell/>
        </table:table-row>
        <table:table-row table:style-name="ro4">
          <table:table-cell office:value-type="string" calcext:value-type="string">
            <text:p>AGR RE 580307</text:p>
          </table:table-cell>
          <table:table-cell office:value-type="string" calcext:value-type="string">
            <text:p>5e33dba0d0a3cf3007025444</text:p>
          </table:table-cell>
          <table:table-cell office:value-type="string" calcext:value-type="string">
            <text:p>ACÓRDÃO ELETRÔNICO</text:p>
            <text:p>DJe-248 DIVULG 18-12-2012 PUBLIC 19-12-2012</text:p>
          </table:table-cell>
          <table:table-cell office:value-type="string" calcext:value-type="string">
            <text:p>[]</text:p>
          </table:table-cell>
          <table:table-cell office:value-type="string" calcext:value-type="string">
            <text:p>RELATOR : MIN. DIAS TOFFOLI </text:p>
            <text:p>AGTE.(S) : INSTITUTO NACIONAL DE SEGURO SOCIAL - INSS </text:p>
            <text:p>PROC.(A/S)(ES) : PROCURADOR-GERAL FEDERAL </text:p>
            <text:p>AGDO.(A/S) : JORGE VIEIRA FILHO </text:p>
            <text:p>ADV.(A/S) : ONEIDE MARQUES DA SILVA</text:p>
          </table:table-cell>
          <table:table-cell office:value-type="string" calcext:value-type="string">
            <text:p>- Acórdão(s) citado(s): (PREQUESTIONAMENTO, EMBARGOS DE DECLARAÇÃO0 STF: RE 449232 AgR-AgR (2ªT), AI 594612 AgR (1ªT), RE 411859 AgR (2ªT), AI 703204 AgR (1ªT). Número de páginas: 10. Análise: 01/02/2013, MJC.</text:p>
          </table:table-cell>
          <table:table-cell office:value-type="string" calcext:value-type="string">
            <text:p>['AGR AGR RE 449232', 'AGR AI 594612', 'AGR RE 411859', 'AGR AI 703204']</text:p>
          </table:table-cell>
          <table:table-cell office:value-type="float" office:value="11443" calcext:value-type="float">
            <text:p>11443</text:p>
          </table:table-cell>
          <table:table-cell/>
        </table:table-row>
        <table:table-row table:style-name="ro4">
          <table:table-cell office:value-type="string" calcext:value-type="string">
            <text:p>HC 107473</text:p>
          </table:table-cell>
          <table:table-cell office:value-type="string" calcext:value-type="string">
            <text:p>5e33dbc9d0a3cf3007025469</text:p>
          </table:table-cell>
          <table:table-cell office:value-type="string" calcext:value-type="string">
            <text:p>PROCESSO ELETRÔNICO </text:p>
            <text:p>DJe-049 DIVULG 13-03-2013 PUBLIC 14-03-2013</text:p>
          </table:table-cell>
          <table:table-cell office:value-type="string" calcext:value-type="string">
            <text:p>[]</text:p>
          </table:table-cell>
          <table:table-cell office:value-type="string" calcext:value-type="string">
            <text:p>RELATORA : MIN. ROSA WEBER </text:p>
            <text:p>PACTE.(S) : H A S DOS R </text:p>
            <text:p>IMPTE.(S) : DEFENSORIA PÚBLICA DA UNIÃO </text:p>
            <text:p>PROC.(A/S)(ES) : DEFENSOR PÚBLICO-GERAL FEDERAL </text:p>
            <text:p>COATOR(A/S)(ES) : SUPERIOR TRIBUNAL DE JUSTIÇA</text:p>
          </table:table-cell>
          <table:table-cell office:value-type="string" calcext:value-type="string">
            <text:p>- Acórdão(s) citado(s): (HABEAS CORPUS, SUBSTITUIÇÃO, RECURSO ORDINÁRIO EM HABEAS COR STF: HC 109956 (1ªT), HC 108715 (1ªT). (DOUTRINA BRASILEIRA DO HABEAS CORPUS) STF: HC 3536. - Legislação estrangeira citada: Magna Carta de 1215 da Inglaterra; Habeas Corpus Act, de 1679. artigo I, seção 9, da Constituição norte-americana de 1787; Decreto-lei nº 35.043, de 20.10.1945 de Portugual. - Decisões estrangeiras citadas: Caso James Somerset da King's Bench; Buschel's Case, de 1670, da Court of Common Pleas; Acórdão de 26.04.1989, processo 10/89, BMJ 386, p. 422, do Superior Tribunal de Justiça português. - Veja HC 142489 do STJ. Número de páginas: 18. Análise: 17/04/2013, MMR.</text:p>
          </table:table-cell>
          <table:table-cell office:value-type="string" calcext:value-type="string">
            <text:p>['HC COR HABEAS EM ORDINÁRIO RECURSO 109956', 'HC 108715', 'HC 3536']</text:p>
          </table:table-cell>
          <table:table-cell office:value-type="float" office:value="11536" calcext:value-type="float">
            <text:p>11536</text:p>
          </table:table-cell>
          <table:table-cell/>
        </table:table-row>
        <table:table-row table:style-name="ro5">
          <table:table-cell office:value-type="string" calcext:value-type="string">
            <text:p>AGR MS 30844</text:p>
          </table:table-cell>
          <table:table-cell office:value-type="string" calcext:value-type="string">
            <text:p>5e33dc9ed0a3cf3007025533</text:p>
          </table:table-cell>
          <table:table-cell office:value-type="string" calcext:value-type="string">
            <text:p>PROCESSO ELETRÔNICO </text:p>
            <text:p>DJe-041 DIVULG 01-03-2013 PUBLIC 04-03-2013</text:p>
          </table:table-cell>
          <table:table-cell office:value-type="string" calcext:value-type="string">
            <text:p>[]</text:p>
          </table:table-cell>
          <table:table-cell office:value-type="string" calcext:value-type="string">
            <text:p>RELATOR : MIN. DIAS TOFFOLI </text:p>
            <text:p>AGTE.(S) : ADELAR JOSÉ DRESCHER </text:p>
            <text:p>ADV.(A/S) : CLÁUDIO GELSON DAHLEM </text:p>
            <text:p>AGDO.(A/S) : PRESIDENTE DO CONSELHO NACIONAL DE JUSTIÇA </text:p>
            <text:p>AGDO.(A/S) : CORREGEDOR NACIONAL DE JUSTICA </text:p>
            <text:p>ADV.(A/S) : ADVOGADO-GERAL DA UNIÃO</text:p>
          </table:table-cell>
          <table:table-cell office:value-type="string" calcext:value-type="string">
            <text:p>- Acórdão(s) citado(s): (DELIBERAÇÃO NEGATIVA, CONSELHO NACIONAL DE JUSTIÇA (CNJ), COMPETÊNCIA ORIGINÁRIA, SUPREMO TRIBUNAL FEDERAL (STF)) MS 27712 AgR (TP), MS 28202 AgR (TP). (ADITAMENTO À PETIÇÃO INICIAL, MANDADO DE SEGURANÇA, AGRAVO REGIMENTAL) MS 22731 AgR (TP). - Veja Informativo 474 do STF (MS 26749 QO - TP). Número de páginas: 15. Análise: 25/03/2013, IMC. Revisão: 12/04/2013, MMR.</text:p>
          </table:table-cell>
          <table:table-cell office:value-type="string" calcext:value-type="string">
            <text:p>['AGR MS 27712', 'AGR MS 28202', 'AGR MS 22731', 'STF DO INFORMATIVO VEJA 474']</text:p>
          </table:table-cell>
          <table:table-cell office:value-type="float" office:value="11732" calcext:value-type="float">
            <text:p>11732</text:p>
          </table:table-cell>
          <table:table-cell/>
        </table:table-row>
        <table:table-row table:style-name="ro4">
          <table:table-cell office:value-type="string" calcext:value-type="string">
            <text:p>RHC 114970</text:p>
          </table:table-cell>
          <table:table-cell office:value-type="string" calcext:value-type="string">
            <text:p>5e33de95d0a3cf5a8587185c</text:p>
          </table:table-cell>
          <table:table-cell office:value-type="string" calcext:value-type="string">
            <text:p>PROCESSO ELETRÔNICO </text:p>
            <text:p>DJe-063 DIVULG 05-04-2013 PUBLIC 08-04-2013</text:p>
          </table:table-cell>
          <table:table-cell office:value-type="string" calcext:value-type="string">
            <text:p>[]</text:p>
          </table:table-cell>
          <table:table-cell office:value-type="string" calcext:value-type="string">
            <text:p>RELATORA : MIN. ROSA WEBER </text:p>
            <text:p>RECTE.(S) : GUTO ALMEIDA BARBOSA </text:p>
            <text:p>PROC.(A/S)(ES) : DEFENSOR PÚBLICO-GERAL DO DISTRITO FEDERAL E TERRITÓRIOS </text:p>
            <text:p>RECDO.(A/S) : MINISTÉRIO PÚBLICO FEDERAL </text:p>
            <text:p>PROC.(A/S)(ES) : PROCURADOR-GERAL DA REPÚBLICA</text:p>
          </table:table-cell>
          <table:table-cell office:value-type="string" calcext:value-type="string">
            <text:p>- Acórdão(s) (citado(s): (POSSE OU PORTE ILEGAL DE ARMA DE FOGO DE USO RESTRITO OU DE USO PROIBIDO, ABOLITIO CRIMINIS TEMPORÁRIA) RHC 111637 (2ªT), HC 109100 (1ªT). - Veja HC 178968 do STJ. Número de páginas: 13. Análise: 09/05/2013, IMC. Revisão: 30/07/2013, AAT.</text:p>
          </table:table-cell>
          <table:table-cell office:value-type="string" calcext:value-type="string">
            <text:p>[]</text:p>
          </table:table-cell>
          <table:table-cell office:value-type="float" office:value="170" calcext:value-type="float">
            <text:p>170</text:p>
          </table:table-cell>
          <table:table-cell/>
        </table:table-row>
        <table:table-row table:style-name="ro4">
          <table:table-cell office:value-type="string" calcext:value-type="string">
            <text:p>AGR RE 718807</text:p>
          </table:table-cell>
          <table:table-cell office:value-type="string" calcext:value-type="string">
            <text:p>5e33df04d0a3cf5a858718a1</text:p>
          </table:table-cell>
          <table:table-cell office:value-type="string" calcext:value-type="string">
            <text:p>ACÓRDÃO ELETRÔNICO</text:p>
            <text:p>DJe-046 DIVULG 08-03-2013 PUBLIC 11-03-2013</text:p>
          </table:table-cell>
          <table:table-cell office:value-type="string" calcext:value-type="string">
            <text:p>[]</text:p>
          </table:table-cell>
          <table:table-cell office:value-type="string" calcext:value-type="string">
            <text:p>RELATORA : MIN. CÁRMEN LÚCIA </text:p>
            <text:p>AGTE.(S) : ESTADO DE MINAS GERAIS </text:p>
            <text:p>ADV.(A/S) : ADVOGADO-GERAL DO ESTADO DE MINAS GERAIS </text:p>
            <text:p>ADV.(A/S) : VANESSA REZENDE TEIXEIRA DE BARROS </text:p>
            <text:p>AGDO.(A/S) : KATHARINE CIRCEIA GRILO BREDA E OUTRO(A/S)</text:p>
          </table:table-cell>
          <table:table-cell office:value-type="string" calcext:value-type="string">
            <text:p>- Acórdão (s) citado (s): (AI 838373 AgR (1ªT), AI 856126 AgR (2ªT), ARE 649641 AgR (2ªT). Número de páginas: 8. Análise: 21/03/2013, BMB.</text:p>
          </table:table-cell>
          <table:table-cell office:value-type="string" calcext:value-type="string">
            <text:p>[]</text:p>
          </table:table-cell>
          <table:table-cell office:value-type="float" office:value="412" calcext:value-type="float">
            <text:p>412</text:p>
          </table:table-cell>
          <table:table-cell/>
        </table:table-row>
        <table:table-row table:style-name="ro4">
          <table:table-cell office:value-type="string" calcext:value-type="string">
            <text:p>AGR RE 718349</text:p>
          </table:table-cell>
          <table:table-cell office:value-type="string" calcext:value-type="string">
            <text:p>5e33e25ed0a3cf5a85871ab1</text:p>
          </table:table-cell>
          <table:table-cell office:value-type="string" calcext:value-type="string">
            <text:p>ACÓRDÃO ELETRÔNICO</text:p>
            <text:p>DJe-086 DIVULG 08-05-2013 PUBLIC 09-05-2013</text:p>
          </table:table-cell>
          <table:table-cell office:value-type="string" calcext:value-type="string">
            <text:p>[]</text:p>
          </table:table-cell>
          <table:table-cell office:value-type="string" calcext:value-type="string">
            <text:p>RELATOR : MIN. DIAS TOFFOLI </text:p>
            <text:p>AGDO.(A/S) : INSTITUTO NACIONAL DE SEGURO SOCIAL - INSS </text:p>
            <text:p>PROC.(A/S)(ES) : PROCURADOR-GERAL FEDERAL </text:p>
            <text:p>ADV.(A/S) : RENATA MIRANDA PORTO E OUTRO(A/S) </text:p>
            <text:p>AGTE.(S) : LEILA MARIA MOTTA TAVARES</text:p>
          </table:table-cell>
          <table:table-cell office:value-type="string" calcext:value-type="string">
            <text:p>- Acórdão(s) citado(s): (OFENSA REFLEXA) AI 643654 AgR (1ªT), AI 531906 AgR (2ªT). (MATÉRIA INFRACONSTITUCIONAL, PROCESSO ADMINISTRATIVO DISCIPLINAR) (AI 729424 AgR-ED-ED (2ªT), AI 701783 AgR (1ªT). Número de páginas: 16. Análise: 31/05/2013, MJC.</text:p>
          </table:table-cell>
          <table:table-cell office:value-type="string" calcext:value-type="string">
            <text:p>['AGR AI 643654', 'AGR AI 531906', 'AGR AI 701783']</text:p>
          </table:table-cell>
          <table:table-cell office:value-type="float" office:value="943" calcext:value-type="float">
            <text:p>943</text:p>
          </table:table-cell>
          <table:table-cell/>
        </table:table-row>
        <table:table-row table:style-name="ro2">
          <table:table-cell office:value-type="string" calcext:value-type="string">
            <text:p>HC 109156</text:p>
          </table:table-cell>
          <table:table-cell office:value-type="string" calcext:value-type="string">
            <text:p>5e33e304d0a3cf5a85871b16</text:p>
          </table:table-cell>
          <table:table-cell office:value-type="string" calcext:value-type="string">
            <text:p>PROCESSO ELETRÔNICO </text:p>
            <text:p>DJe-068 DIVULG 12-04-2013 PUBLIC 15-04-2013</text:p>
          </table:table-cell>
          <table:table-cell office:value-type="string" calcext:value-type="string">
            <text:p>[]</text:p>
          </table:table-cell>
          <table:table-cell office:value-type="string" calcext:value-type="string">
            <text:p>PACTE.(S) : ANTÔNIO OLIVEIRA CLARAMUNT </text:p>
            <text:p>IMPTE.(S) : ISADORA FINGERMANN E OUTRO(A/S) </text:p>
            <text:p>ADV.(A/S) : FERNANDA LEBRÃO PAVANELLO </text:p>
            <text:p>COATOR(A/S)(ES) : VICE-PRESIDENTE DO SUPERIOR TRIBUNAL DE JUSTIÇA</text:p>
          </table:table-cell>
          <table:table-cell office:value-type="string" calcext:value-type="string">
            <text:p>- Acórdão(s) citado(s): (JUÍZO DE ADMISSIBILIDADE, RECURSO EXTRAORDINÁRIO, REPERCUSSÃO GERAL, AGRAVO) Rcl 7569 (TP). (HABEAS CORPUS, JUÍZO DE ADMISSIBILIDADE, RECURSO ESPECIAL) HC 108861 (2ªT). (HABEAS CORPUS, LIBERDADE DE LOCOMOÇÃO HC 106493 (1ªT), HC 115311 AgR (1ªT), HC 102641 (1ªT), HC 104957 (1ªT), HC 103647 (1ªT), HC 105880 (1ªT). - Decisão monocrática citada: (HABEAS CORPUS, JUÍZO DE ADMISSIBILIDADE, RECURSO ESPECIAL) HC 115573. - Veja REsp 966387 do STJ. Número de páginas: 18. Análise: 10/05/2013, SEV. Revisão: 31/05/2013, IMC.</text:p>
          </table:table-cell>
          <table:table-cell office:value-type="string" calcext:value-type="string">
            <text:p>['RCL 7569', 'HC 108861', 'HC LOCOMOÇÃO DE LIBERDADE 106493', 'AGR HC 115311', 'HC 102641', 'HC 104957', 'HC 103647', 'HC 105880']</text:p>
          </table:table-cell>
          <table:table-cell office:value-type="float" office:value="1034" calcext:value-type="float">
            <text:p>1034</text:p>
          </table:table-cell>
          <table:table-cell/>
        </table:table-row>
        <table:table-row table:style-name="ro4">
          <table:table-cell office:value-type="string" calcext:value-type="string">
            <text:p>HC 113930</text:p>
          </table:table-cell>
          <table:table-cell office:value-type="string" calcext:value-type="string">
            <text:p>5e33e5c2d0a3cf5a85871cd7</text:p>
          </table:table-cell>
          <table:table-cell office:value-type="string" calcext:value-type="string">
            <text:p>PROCESSO ELETRÔNICO </text:p>
            <text:p>DJe-095 DIVULG 20-05-2013 PUBLIC 21-05-2013</text:p>
          </table:table-cell>
          <table:table-cell office:value-type="string" calcext:value-type="string">
            <text:p>[]</text:p>
          </table:table-cell>
          <table:table-cell office:value-type="string" calcext:value-type="string">
            <text:p>RELATORA : MIN. ROSA WEBER </text:p>
            <text:p>IMPTE.(S) : JOAO VICTOR DE ANDRADE LIMA </text:p>
            <text:p>COATOR(A/S)(ES) : TRIBUNAL DE JUSTICA DO ESTADO DO ACRE </text:p>
            <text:p>PACTE.(S) : JAILSON DA SILVA FROTA </text:p>
            <text:p>COATOR(A/S)(ES) : SUPERIOR TRIBUNAL DE JUSTIÇA</text:p>
          </table:table-cell>
          <table:table-cell office:value-type="string" calcext:value-type="string">
            <text:p>- Acórdão(s) citado(s): (MATÉRIA INFRACONSTITUCIONAL, PRESSUPOSTOS DE ADMISSIBILIDADE, RECURSOS, TRIBUNAIS DIVERSOS) (AI 724135 AgR (2ªT), HC 85195 (1ªT), HC 112324 (1ªT). (HABEAS CORPUS, REEXAME, FATO, PROVA) HC 101209 (2ªT). Número de páginas: 14. Análise: 05/06/2013, MJC.</text:p>
          </table:table-cell>
          <table:table-cell office:value-type="string" calcext:value-type="string">
            <text:p>['HC 85195', 'HC 112324', 'HC 101209']</text:p>
          </table:table-cell>
          <table:table-cell office:value-type="float" office:value="1433" calcext:value-type="float">
            <text:p>1433</text:p>
          </table:table-cell>
          <table:table-cell/>
        </table:table-row>
        <table:table-row table:style-name="ro3">
          <table:table-cell office:value-type="string" calcext:value-type="string">
            <text:p>HC 114288</text:p>
          </table:table-cell>
          <table:table-cell office:value-type="string" calcext:value-type="string">
            <text:p>5e33e750d0a3cf5a85871df6</text:p>
          </table:table-cell>
          <table:table-cell office:value-type="string" calcext:value-type="string">
            <text:p>PROCESSO ELETRÔNICO </text:p>
            <text:p>DJe-107 DIVULG 06-06-2013 PUBLIC 07-06-2013</text:p>
          </table:table-cell>
          <table:table-cell office:value-type="string" calcext:value-type="string">
            <text:p>[]</text:p>
          </table:table-cell>
          <table:table-cell office:value-type="string" calcext:value-type="string">
            <text:p>PACTE.(S) : ANDERSON MARTINS DE OLIVEIRA </text:p>
            <text:p>IMPTE.(S) : GILBERTO JACQUES GONCALVES E OUTRO(A/S) </text:p>
            <text:p>COATOR(A/S)(ES) : RELATOR DO HABEAS CORPUS 130931 DO SUPERIOR TRIBUNAL DE JUSTIÇA</text:p>
          </table:table-cell>
          <table:table-cell office:value-type="string" calcext:value-type="string">
            <text:p>- Acórdão (s) citado (s): (HABEAS CORPUS, SUPRESSÃO DE INSTÂNCIA HC 92264 (1ªT), HC 96977 (1ªT), HC 96220 (1ªT), HC 90654 (1ªT). (PRISÃO CAUTELAR, FUNDAMENTAÇÃO) HC 98673 (2ªT), HC 99043 (2ªT), HC 100184 (1ªT). (EXECUÇÃO ANTECIPADA DA PENA) HC 84078 (TP) - Veja AREsp 22710 e Ag 1409929 do STJ e AI 846575 do STF Número de páginas: 16. Análise: 25/06/2013, SEV.</text:p>
          </table:table-cell>
          <table:table-cell office:value-type="string" calcext:value-type="string">
            <text:p>[]</text:p>
          </table:table-cell>
          <table:table-cell office:value-type="float" office:value="1583" calcext:value-type="float">
            <text:p>1583</text:p>
          </table:table-cell>
          <table:table-cell/>
        </table:table-row>
        <table:table-row table:style-name="ro4">
          <table:table-cell office:value-type="string" calcext:value-type="string">
            <text:p>AGR RCL 12784</text:p>
          </table:table-cell>
          <table:table-cell office:value-type="string" calcext:value-type="string">
            <text:p>5e33ead6d0a3cf5a85872020</text:p>
          </table:table-cell>
          <table:table-cell office:value-type="string" calcext:value-type="string">
            <text:p>PROCESSO ELETRÔNICO </text:p>
            <text:p>DJe-109 DIVULG 10-06-2013 PUBLIC 11-06-2013</text:p>
          </table:table-cell>
          <table:table-cell office:value-type="string" calcext:value-type="string">
            <text:p>[]</text:p>
          </table:table-cell>
          <table:table-cell office:value-type="string" calcext:value-type="string">
            <text:p>AGTE.(S) : FABIO FERNANDO DE OLIVEIRA BELINASSI </text:p>
            <text:p>ADV.(A/S) : RODOLFO CESAR BEVILACQUA </text:p>
            <text:p>AGDO.(A/S) : SECID SOCIEDADE EDUCACIONAL CIDADE DE SÃO PAULO S/C LTDA </text:p>
            <text:p>ADV.(A/S) : LUÍS FERNANDO GUAZI DOS SANTOS </text:p>
            <text:p>INTDO.(A/S) : TRIBUNAL DE JUSTIÇA DO ESTADO DE SÃO PAULO</text:p>
          </table:table-cell>
          <table:table-cell office:value-type="string" calcext:value-type="string">
            <text:p>- Acórdão(s) citado(s): (Rcl 6135 AgR (TP), Rcl 8217 ED (TP), Rcl 5102 AgR (TP). Número de páginas: 5. Análise: 25/06/2013, MJC.</text:p>
          </table:table-cell>
          <table:table-cell office:value-type="string" calcext:value-type="string">
            <text:p>['ED RCL 8217', 'AGR RCL 5102']</text:p>
          </table:table-cell>
          <table:table-cell office:value-type="float" office:value="2275" calcext:value-type="float">
            <text:p>2275</text:p>
          </table:table-cell>
          <table:table-cell/>
        </table:table-row>
        <table:table-row table:style-name="ro5">
          <table:table-cell office:value-type="string" calcext:value-type="string">
            <text:p>AGR MS 27084</text:p>
          </table:table-cell>
          <table:table-cell office:value-type="string" calcext:value-type="string">
            <text:p>5e3421cdd0a3cf5a858743fd</text:p>
          </table:table-cell>
          <table:table-cell office:value-type="string" calcext:value-type="string">
            <text:p>ACÓRDÃO ELETRÔNICO</text:p>
            <text:p>DJe-239  DIVULG 04-12-2014  PUBLIC 05-12-2014</text:p>
          </table:table-cell>
          <table:table-cell office:value-type="string" calcext:value-type="string">
            <text:p>[]</text:p>
          </table:table-cell>
          <table:table-cell office:value-type="string" calcext:value-type="string">
            <text:p>AGTE.(S) : UNIÃO </text:p>
            <text:p>PROC.(A/S)(ES) : ADVOGADO-GERAL DA UNIÃO </text:p>
            <text:p>AGDO.(A/S) : RUBENS FONTES </text:p>
            <text:p>ADV.(A/S) : ADÃO NEVES DE OLIVEIRA </text:p>
            <text:p>INTDO.(A/S) : PRESIDENTE DO TRIBUNAL DE CONTAS DA UNIÃO (TC Nº 00763720064) </text:p>
            <text:p>PROC.(A/S)(ES) : ADVOGADO-GERAL DA UNIÃO</text:p>
          </table:table-cell>
          <table:table-cell office:value-type="string" calcext:value-type="string">
            <text:p>- Acórdão(s) citado(s): (TCU, REVISÃO DE APOSENTADORIA) MS 24790, MS 25256 (TP), MS 25426, MS 25440 (TP), MS 25565 (TP), MS 25561 (TP), MS 25568 (1ªT), MS 25589, MS 25935, MS 26069, MS 27083, (RTJ 191/922, RTJ 183/188,. (ATO ADMINISTRATIVO, DEVIDO PROCESSO LEGAL) RE 140195 (2ªT), RE 191480 (2ªT), RE 199800 (2ªT), AI 306626, RTJ 156/1042,. - Decisão monocrática citada: (ATO ADMINISTRATIVO, DEVIDO PROCESSO LEGAL) MS 26200 MC. Número de páginas: 14. Análise: 05/01/2015, MAR.</text:p>
          </table:table-cell>
          <table:table-cell office:value-type="string" calcext:value-type="string">
            <text:p>['MS 24790', 'MS 25256', 'MS 25426', 'MS 25440', 'MS 25565', 'MS 25561', 'MS 25568', 'MS 25589', 'MS 25935', 'MS 26069', 'MS 27083', 'RE 140195', 'RE 191480', 'RE 199800', 'AI 306626']</text:p>
          </table:table-cell>
          <table:table-cell office:value-type="float" office:value="11530" calcext:value-type="float">
            <text:p>11530</text:p>
          </table:table-cell>
          <table:table-cell/>
        </table:table-row>
        <table:table-row table:style-name="ro4">
          <table:table-cell office:value-type="string" calcext:value-type="string">
            <text:p>AGR AO 1774</text:p>
          </table:table-cell>
          <table:table-cell office:value-type="string" calcext:value-type="string">
            <text:p>5e3427e0d0a3cf5a85874894</text:p>
          </table:table-cell>
          <table:table-cell office:value-type="string" calcext:value-type="string">
            <text:p>PROCESSO ELETRÔNICO </text:p>
            <text:p>DJe-039  DIVULG 27-02-2015  PUBLIC 02-03-2015</text:p>
          </table:table-cell>
          <table:table-cell office:value-type="string" calcext:value-type="string">
            <text:p>[]</text:p>
          </table:table-cell>
          <table:table-cell office:value-type="string" calcext:value-type="string">
            <text:p>AGTE.(S) : GUSTAVO ANDRE OLIVEIRA DOS SANTOS E OUTRO(A/S) </text:p>
            <text:p>ADV.(A/S) : LUIZ ALBERTO BETTIOL E OUTRO(A/S) </text:p>
            <text:p>AGTE.(S) : UNIÃO </text:p>
            <text:p>PROC.(A/S)(ES) : ADVOGADO-GERAL DA UNIÃO </text:p>
            <text:p>AGDO.(A/S) : OS MESMOS</text:p>
          </table:table-cell>
          <table:table-cell office:value-type="string" calcext:value-type="string">
            <text:p>- Acórdão(s) citado(s): (COMPETÊNCIA, TURMA, STF) AO 820 AgR (2ªT), AO 993 QO (2ªT), RTJ 137/663, RTJ 137/675, RTJ 138/110, RTJ 166/31, (RTJ 190/415. (COMPETÊNCIA ORIGINÁRIA, INTERESSE EXCLUSIVO, MAGISTRATURA) Rcl 2136 AgR (TP), AO 955 AgR (TP), AO 1569 QO (TP), RTJ 128/475, RTJ 138/3, RTJ 138/11, RTJ 144/349, RTJ 147/179, RTJ 164/840. (COMPETÊNCIA ORIGINÁRIA, STF, ROL EXAUSTIVO) RTJ 43/129, RTJ 44/563, RTJ 50/72, RTJ 53/776, RTJ 171/101, RTJ 39/59. - Decisões monocráticas citadas: (COMPETÊNCIA ORIGINÁRIA, INTERESSE EXCLUSIVO, MAGISTRATURA) AO 662 MC, AO 1635 TA, AO 1651 TA, AO 1688, AO 1775. Número de páginas: 16. Análise: 10/03/2015, KBP.</text:p>
          </table:table-cell>
          <table:table-cell office:value-type="string" calcext:value-type="string">
            <text:p>['AGR AO 820', 'QO AO 993', 'AGR RCL 2136', 'AGR AO 955', 'QO AO 1569']</text:p>
          </table:table-cell>
          <table:table-cell office:value-type="float" office:value="12932" calcext:value-type="float">
            <text:p>12932</text:p>
          </table:table-cell>
          <table:table-cell/>
        </table:table-row>
        <table:table-row table:style-name="ro2">
          <table:table-cell office:value-type="string" calcext:value-type="string">
            <text:p>AGR ARE 711989</text:p>
          </table:table-cell>
          <table:table-cell office:value-type="string" calcext:value-type="string">
            <text:p>5e343a70d0a3cf1d29d5209e</text:p>
          </table:table-cell>
          <table:table-cell office:value-type="string" calcext:value-type="string">
            <text:p>PROCESSO ELETRÔNICO </text:p>
            <text:p>DJe-172  DIVULG 01-09-2015  PUBLIC 02-09-2015</text:p>
          </table:table-cell>
          <table:table-cell office:value-type="string" calcext:value-type="string">
            <text:p>[]</text:p>
          </table:table-cell>
          <table:table-cell office:value-type="string" calcext:value-type="string">
            <text:p>AGTE.(S) : UNIÃO </text:p>
            <text:p>ADV.(A/S) : ADVOGADO-GERAL DA UNIÃO </text:p>
            <text:p>AGDO.(A/S) : SANDRA SILVA DOS SANTOS </text:p>
            <text:p>ADV.(A/S) : ANTONIO CARLOS FACIOLI CHEDID E OUTRO(A/S)</text:p>
          </table:table-cell>
          <table:table-cell office:value-type="string" calcext:value-type="string">
            <text:p>- Acórdão(s) citado(s): (COMPETÊNCIA, TURMA, STF) AO 820 AgR (2ªT), AO 993 QO (2ªT), RTJ 137/663, RTJ 137/675, RTJ 138/110, RTJ 166/31, (RTJ 190/415. (COMPETÊNCIA ORIGINÁRIA, INTERESSE EXCLUSIVO, MAGISTRATURA) Rcl 2136 AgR (TP), AO 955 AgR (TP), AO 1569 QO (TP), RTJ 128/475, RTJ 138/3, RTJ 138/11, RTJ 144/349, RTJ 147/179, RTJ 164/840. (COMPETÊNCIA ORIGINÁRIA, STF, ROL EXAUSTIVO) RTJ 43/129, RTJ 44/563, RTJ 50/72, RTJ 53/776, RTJ 171/101, RTJ 39/59. - Decisões monocráticas citadas: (COMPETÊNCIA ORIGINÁRIA, INTERESSE EXCLUSIVO, MAGISTRATURA) AO 662 MC, AO 1635 TA, AO 1651 TA, AO 1688, AO 1775. Número de páginas: 11. Análise: 09/09/2015, MJC.</text:p>
          </table:table-cell>
          <table:table-cell office:value-type="string" calcext:value-type="string">
            <text:p>['AGR AO 820', 'QO AO 993', 'AGR RCL 2136', 'AGR AO 955', 'QO AO 1569']</text:p>
          </table:table-cell>
          <table:table-cell office:value-type="float" office:value="3578" calcext:value-type="float">
            <text:p>3578</text:p>
          </table:table-cell>
          <table:table-cell/>
        </table:table-row>
        <table:table-row table:style-name="ro5">
          <table:table-cell office:value-type="string" calcext:value-type="string">
            <text:p>ED ARE 790585</text:p>
          </table:table-cell>
          <table:table-cell office:value-type="string" calcext:value-type="string">
            <text:p>5e3445ebd0a3cf1d29d52a8f</text:p>
          </table:table-cell>
          <table:table-cell office:value-type="string" calcext:value-type="string">
            <text:p>PROCESSO ELETRÔNICO </text:p>
            <text:p>DJe-027  DIVULG 12-02-2016  PUBLIC 15-02-2016</text:p>
          </table:table-cell>
          <table:table-cell office:value-type="string" calcext:value-type="string">
            <text:p>[]</text:p>
          </table:table-cell>
          <table:table-cell office:value-type="string" calcext:value-type="string">
            <text:p>EMBTE.(S) : MURILO MARINHO DE MORAES </text:p>
            <text:p>EMBTE.(S) : HELIO MORAES JUNIOR </text:p>
            <text:p>ADV.(A/S) : ROBERTO SOARES GARCIA E OUTRO(A/S) </text:p>
            <text:p>EMBDO.(A/S) : MINISTÉRIO PÚBLICO DO ESTADO DE SÃO PAULO </text:p>
            <text:p>PROC.(A/S)(ES) : PROCURADOR-GERAL DE JUSTIÇA DO ESTADO DE SÃO PAULO </text:p>
            <text:p>INTDO.(A/S) : FLÁVIO D'AFFONSECA DE MORAES</text:p>
          </table:table-cell>
          <table:table-cell office:value-type="string" calcext:value-type="string">
            <text:p>- Acórdão(s) citado(s): (ED, CONVERSÃO, AGR) Rcl 11022 ED (TP), ARE 680718 ED (1ªT), MI 823 ED-SEGUNDOS (TP. (MINISTÉRIO PÚBLICO, PODER DE INVESTIGAÇÃO) RE 593727 RG. - Decisão monocrática citada: (RENOVAÇÃO, INTERROGATÓRIO, TEMPUS REGIT ACTUM) ARE 830274. Número de páginas: 10. Análise: 15/02/2016, MAD.</text:p>
          </table:table-cell>
          <table:table-cell office:value-type="string" calcext:value-type="string">
            <text:p>['ED RCL 11022', 'ED ARE 680718', 'INVESTIGAÇÃO DE PODER SEGUNDOS ED MI 823', 'RG RE 593727']</text:p>
          </table:table-cell>
          <table:table-cell office:value-type="float" office:value="6180" calcext:value-type="float">
            <text:p>6180</text:p>
          </table:table-cell>
          <table:table-cell/>
        </table:table-row>
        <table:table-row table:style-name="ro2">
          <table:table-cell office:value-type="string" calcext:value-type="string">
            <text:p>ED ARE 946123</text:p>
          </table:table-cell>
          <table:table-cell office:value-type="string" calcext:value-type="string">
            <text:p>5e34503ad0a3cf1d29d532a9</text:p>
          </table:table-cell>
          <table:table-cell office:value-type="string" calcext:value-type="string">
            <text:p>PROCESSO ELETRÔNICO </text:p>
            <text:p>DJe-108  DIVULG 25-05-2016  PUBLIC 27-05-2016</text:p>
          </table:table-cell>
          <table:table-cell office:value-type="string" calcext:value-type="string">
            <text:p>[]</text:p>
          </table:table-cell>
          <table:table-cell office:value-type="string" calcext:value-type="string">
            <text:p>EMBTE.(S) : CONCESSIONARIA DA RODOVIA PRESIDENTE DUTRA S/A </text:p>
            <text:p>ADV.(A/S) : MIRIAM KRONGOLD SCHMIDT </text:p>
            <text:p>EMBDO.(A/S) : BRENO BARROSO BATALHA </text:p>
            <text:p>ADV.(A/S) : ANGELA BONORA GAMEZ</text:p>
          </table:table-cell>
          <table:table-cell office:value-type="string" calcext:value-type="string">
            <text:p>- Acórdão(s) citado(s): (ED, CONVERSÃO) Rcl 11022 ED (TP), ARE 680718 ED (1ªT), MI 823 ED-SEGUNDOS (TP. (PRINCÍPIOS DO CONTRADITÓRIO, DA AMPLA DEFESA, DO DEVIDO PROCESSO LEGAL) ARE 748371 RG. (SÚMULA 279) ARE 696477 AgR (1ªT). Número de páginas: 7. Análise: 01/06/2016, MAD.</text:p>
          </table:table-cell>
          <table:table-cell office:value-type="string" calcext:value-type="string">
            <text:p>['ED RCL 11022', 'ED ARE 680718', 'DEFESA AMPLA DA SEGUNDOS ED MI 823', 'RG ARE 748371', 'AGR ARE 696477']</text:p>
          </table:table-cell>
          <table:table-cell office:value-type="float" office:value="8258" calcext:value-type="float">
            <text:p>8258</text:p>
          </table:table-cell>
          <table:table-cell/>
        </table:table-row>
        <table:table-row table:style-name="ro2">
          <table:table-cell office:value-type="string" calcext:value-type="string">
            <text:p>AGR ARE 962080</text:p>
          </table:table-cell>
          <table:table-cell office:value-type="string" calcext:value-type="string">
            <text:p>5e345a98d0a3cf1d29d53b34</text:p>
          </table:table-cell>
          <table:table-cell office:value-type="string" calcext:value-type="string">
            <text:p>PROCESSO ELETRÔNICO </text:p>
            <text:p>DJe-239  DIVULG 09-11-2016  PUBLIC 10-11-2016</text:p>
          </table:table-cell>
          <table:table-cell office:value-type="string" calcext:value-type="string">
            <text:p>[]</text:p>
          </table:table-cell>
          <table:table-cell office:value-type="string" calcext:value-type="string">
            <text:p>AGTE.(S) : ESTADO DO RIO GRANDE DO SUL </text:p>
            <text:p>PROC.(A/S)(ES) : PROCURADOR-GERAL DO ESTADO DO RIO GRANDE DO SUL </text:p>
            <text:p>AGDO.(A/S) : AGROSAFRA SEMENTES LTDA </text:p>
            <text:p>ADV.(A/S) : EDUARDO DA SILVA WINTER</text:p>
          </table:table-cell>
          <table:table-cell office:value-type="string" calcext:value-type="string">
            <text:p>- Acórdão(s) citado(s): (OFENSA REFLEXA) (RTJ 120/912, RTJ 132/455. (CRÉDITO TRIBUTÁRIO, COMPENSAÇÃO) RE 895064 AgR (1ªT). - Decisões monocráticas citadas: (CRÉDITO TRIBUTÁRIO, COMPENSAÇÃO) ARE 734165, RE 799824, ARE 871173. Número de páginas: 6. Análise: 16/11/2016, MJC.</text:p>
          </table:table-cell>
          <table:table-cell office:value-type="string" calcext:value-type="string">
            <text:p>[]</text:p>
          </table:table-cell>
          <table:table-cell office:value-type="float" office:value="10388" calcext:value-type="float">
            <text:p>10388</text:p>
          </table:table-cell>
          <table:table-cell/>
        </table:table-row>
        <table:table-row table:style-name="ro5">
          <table:table-cell office:value-type="string" calcext:value-type="string">
            <text:p>AGR ED RE 1172982</text:p>
          </table:table-cell>
          <table:table-cell office:value-type="string" calcext:value-type="string">
            <text:p>5e34bddbd0a3cf4db080dee9</text:p>
          </table:table-cell>
          <table:table-cell office:value-type="string" calcext:value-type="string">
            <text:p>PROCESSO ELETRÔNICO </text:p>
            <text:p>DJe-191  DIVULG 02-09-2019  PUBLIC 03-09-2019</text:p>
          </table:table-cell>
          <table:table-cell office:value-type="string" calcext:value-type="string">
            <text:p>[]</text:p>
          </table:table-cell>
          <table:table-cell office:value-type="string" calcext:value-type="string">
            <text:p>AGTE.(S) : ROSIMEIRE CELESTINO ROSA </text:p>
            <text:p>AGTE.(S) : ALINE LUCIA BARONI </text:p>
            <text:p>ADV.(A/S) : LUIZ DARCI DA ROCHA </text:p>
            <text:p>ADV.(A/S) : ANA HELENA KOETTKER DE SOUZA </text:p>
            <text:p>AGDO.(A/S) : ESTADO DE SANTA CATARINA </text:p>
            <text:p>PROC.(A/S)(ES) : PROCURADOR-GERAL DO ESTADO DE SANTA CATARINA</text:p>
          </table:table-cell>
          <table:table-cell office:value-type="string" calcext:value-type="string">
            <text:p>- Acórdão(s) citado(s): (SERVIDOR PÚBLICO, ESTÁGIO PROBATÓRIO, PROMOÇÃO. APRECIAÇÃO, MATÉRIA INFRACONSTITUCIONAL) ARE 652218 AgR-segundo (1ªT). (FUNDAMENTAÇÃO, DECISÃO JUDICIAL) RE 925994 AgR-ED (2ªT). (REMARCAÇÃO, PROVA (CONCURSO PÚBLICO), APTIDÃO FÍSICA, CANDIDATO (CONCURSO PÚBLICO), GRAVIDEZ) RE 1058333 RG . Número de páginas: 10. Análise: 18/09/2019, MJC.</text:p>
          </table:table-cell>
          <table:table-cell office:value-type="string" calcext:value-type="string">
            <text:p>['SEGUNDO AGR ARE 652218', 'ED AGR RE 925994', 'RG RE 1058333']</text:p>
          </table:table-cell>
          <table:table-cell office:value-type="float" office:value="16567" calcext:value-type="float">
            <text:p>16567</text:p>
          </table:table-cell>
          <table:table-cell/>
        </table:table-row>
        <table:table-row table:style-name="ro5">
          <table:table-cell office:value-type="string" calcext:value-type="string">
            <text:p>AGR ED RE 1172982</text:p>
          </table:table-cell>
          <table:table-cell office:value-type="string" calcext:value-type="string">
            <text:p>5e34f222d0a3cf1f4ec7bc95</text:p>
          </table:table-cell>
          <table:table-cell office:value-type="string" calcext:value-type="string">
            <text:p>PROCESSO ELETRÔNICO </text:p>
            <text:p>DJe-191  DIVULG 02-09-2019  PUBLIC 03-09-2019</text:p>
          </table:table-cell>
          <table:table-cell office:value-type="string" calcext:value-type="string">
            <text:p>[]</text:p>
          </table:table-cell>
          <table:table-cell office:value-type="string" calcext:value-type="string">
            <text:p>AGTE.(S) : ROSIMEIRE CELESTINO ROSA </text:p>
            <text:p>AGTE.(S) : ALINE LUCIA BARONI </text:p>
            <text:p>ADV.(A/S) : LUIZ DARCI DA ROCHA </text:p>
            <text:p>ADV.(A/S) : ANA HELENA KOETTKER DE SOUZA </text:p>
            <text:p>AGDO.(A/S) : ESTADO DE SANTA CATARINA </text:p>
            <text:p>PROC.(A/S)(ES) : PROCURADOR-GERAL DO ESTADO DE SANTA CATARINA</text:p>
          </table:table-cell>
          <table:table-cell office:value-type="string" calcext:value-type="string">
            <text:p>- Acórdão(s) citado(s): (SERVIDOR PÚBLICO, ESTÁGIO PROBATÓRIO, PROMOÇÃO. APRECIAÇÃO, MATÉRIA INFRACONSTITUCIONAL) ARE 652218 AgR-segundo (1ªT). (FUNDAMENTAÇÃO, DECISÃO JUDICIAL) RE 925994 AgR-ED (2ªT). (REMARCAÇÃO, PROVA (CONCURSO PÚBLICO), APTIDÃO FÍSICA, CANDIDATO (CONCURSO PÚBLICO), GRAVIDEZ) RE 1058333 RG . Número de páginas: 10. Análise: 18/09/2019, MJC.</text:p>
          </table:table-cell>
          <table:table-cell office:value-type="string" calcext:value-type="string">
            <text:p>['SEGUNDO AGR ARE 652218', 'ED AGR RE 925994', 'RG RE 1058333']</text:p>
          </table:table-cell>
          <table:table-cell office:value-type="float" office:value="3960" calcext:value-type="float">
            <text:p>3960</text:p>
          </table:table-cell>
          <table:table-cell/>
        </table:table-row>
      </table:table>
      <table:table table:name="padroes_detectados" table:style-name="ta1">
        <table:table-column table:style-name="co10" table:number-columns-repeated="13" table:default-cell-style-name="Default"/>
        <table:table-row table:style-name="ro1" table:number-rows-repeated="2">
          <table:table-cell table:number-columns-repeated="13"/>
        </table:table-row>
        <table:table-row table:style-name="ro1">
          <table:table-cell table:number-columns-repeated="12"/>
          <table:table-cell office:value-type="string" calcext:value-type="string">
            <text:p>- Acórdão(s) (citado(s): (POSSE OU PORTE ILEGAL DE ARMA DE FOGO DE USO RESTRITO OU DE USO PROIBIDO, ABOLITIO CRIMINIS TEMPORÁRIA) RHC 111637 (2ªT), HC 109100 (1ªT). - Veja HC 178968 do STJ. Número de páginas: 13. Análise: 09/05/2013, IMC. Revisão: 30/07/2013, AAT.</text:p>
          </table:table-cell>
        </table:table-row>
        <table:table-row table:style-name="ro1">
          <table:table-cell/>
          <table:table-cell office:value-type="string" calcext:value-type="string">
            <text:p>Resultado</text:p>
          </table:table-cell>
          <table:table-cell office:value-type="string" calcext:value-type="string">
            <text:p>Diagnóstico</text:p>
          </table:table-cell>
          <table:table-cell office:value-type="string" calcext:value-type="string">
            <text:p>Resultado</text:p>
          </table:table-cell>
          <table:table-cell office:value-type="string" calcext:value-type="string">
            <text:p>Exemplo</text:p>
          </table:table-cell>
          <table:table-cell table:number-columns-repeated="8"/>
        </table:table-row>
        <table:table-row table:style-name="ro1">
          <table:table-cell/>
          <table:table-cell office:value-type="string" calcext:value-type="string">
            <text:p>mantem parênteses</text:p>
          </table:table-cell>
          <table:table-cell office:value-type="string" calcext:value-type="string">
            <text:p>Citações de revistas entre parênteses de deciões citadas</text:p>
          </table:table-cell>
          <table:table-cell office:value-type="string" calcext:value-type="string">
            <text:p>Ignorar a citação da revista</text:p>
          </table:table-cell>
          <table:table-cell office:value-type="string" calcext:value-type="string">
            <text:p>Acórdãos citados: SS 315 (RTJ 137/472, SS 705, SS 1216, SS 1307, SS 1836, RE 194382, RE 198088, RE 213396. Número de páginas: (11). Análise:(FLO). Revisão:(CMM/AAF). Inclusão: 04/04/02, (SVF). Alteração: 05/04/02, (SVF). Alteração: 13/03/2018, JRM.</text:p>
          </table:table-cell>
          <table:table-cell table:number-columns-repeated="8"/>
        </table:table-row>
        <table:table-row table:style-name="ro1">
          <table:table-cell/>
          <table:table-cell office:value-type="string" calcext:value-type="string">
            <text:p>mantem parênteses</text:p>
          </table:table-cell>
          <table:table-cell office:value-type="string" calcext:value-type="string">
            <text:p>Citação a decisão de outro tribunal</text:p>
          </table:table-cell>
          <table:table-cell office:value-type="string" calcext:value-type="string">
            <text:p>Ignorar citação</text:p>
          </table:table-cell>
          <table:table-cell office:value-type="string" calcext:value-type="string">
            <text:p>Acórdão citado: RE 252245, (Reclamação nº 479 (STJ). Número de páginas: (10). Análise:(CRP). Revisão:(RCO/AAF). Inclusão: 07/06/02, (MLR). Alteração: 11/06/02, (MLR). Alteração: 11/04/2018, JRM.</text:p>
          </table:table-cell>
          <table:table-cell table:number-columns-repeated="8"/>
        </table:table-row>
        <table:table-row table:style-name="ro1">
          <table:table-cell/>
          <table:table-cell office:value-type="string" calcext:value-type="string">
            <text:p>mantem parênteses</text:p>
          </table:table-cell>
          <table:table-cell office:value-type="string" calcext:value-type="string">
            <text:p>Citação a decisão de outro tribunal</text:p>
          </table:table-cell>
          <table:table-cell office:value-type="string" calcext:value-type="string">
            <text:p>Ignorar citação</text:p>
          </table:table-cell>
          <table:table-cell office:value-type="string" calcext:value-type="string">
            <text:p>Acórdãos citados: AI 290218 AgR, AI 328629 AgR; STJ: (Questão de ordem no agravo de instrumento 153273. Número de páginas: (08). Análise:(CRP). Revisão:(RCO/AAF). Inclusão: 07/06/02, (MLR). Alteração: 17/10/05, (SVF). Alteração: 10/04/2018, CLS.</text:p>
          </table:table-cell>
          <table:table-cell table:number-columns-repeated="8"/>
        </table:table-row>
        <table:table-row table:style-name="ro1">
          <table:table-cell/>
          <table:table-cell office:value-type="string" calcext:value-type="string">
            <text:p>mantem parênteses</text:p>
          </table:table-cell>
          <table:table-cell office:value-type="string" calcext:value-type="string">
            <text:p>Citação de decisão do STF que estaria cercada de parênteses</text:p>
          </table:table-cell>
          <table:table-cell office:value-type="string" calcext:value-type="string">
            <text:p>A decisão precisa ser considerada</text:p>
          </table:table-cell>
          <table:table-cell office:value-type="string" calcext:value-type="string">
            <text:p>- Acórdão(s) citado(s): (MOTIVAÇÃO "PER RELATIONEM") (HC 69438 (1ªT) , HC 69987 (TP), HC 54513 (2ªT), RE 37879 (TP), RE 49074 (1ªT). Número de páginas: 9. Análise: 20/02/2013, MAC.</text:p>
          </table:table-cell>
          <table:table-cell table:number-columns-repeated="8"/>
        </table:table-row>
        <table:table-row table:style-name="ro1">
          <table:table-cell/>
          <table:table-cell office:value-type="string" calcext:value-type="string">
            <text:p>mantem parênteses</text:p>
          </table:table-cell>
          <table:table-cell office:value-type="string" calcext:value-type="string">
            <text:p>Parênteses interno</text:p>
          </table:table-cell>
          <table:table-cell office:value-type="string" calcext:value-type="string">
            <text:p>Remover padrão em todos os níveis de parênteses</text:p>
          </table:table-cell>
          <table:table-cell office:value-type="string" calcext:value-type="string">
            <text:p>- Acórdão(s) citado(s): (SUPREMO TRIBUNAL FEDERAL (STF), COMPETÊNCIA ORIGINÁRIA, HABEAS CORPUS, TURMA RECURSAL DOS JUIZADOS ESPECIAIS CÍVEIS E CRIMINAIS) HC 71713 (TP), HC 77647 (1ªT), HC 81340 (2ªT); RTJ 168/222, RTJ 175/279, RTJ 177/784. (PENA PRIVATIVA DE LIBERDADE, SUBSTITUIÇÃO, PENA DE MULTA) HC 66887 (1ªT); RTJ 125/548, RTJ 143/199. (PENA PRIVATIVA DE LIBERDADE, SUBSTITUIÇÃO, PENA RESTRITIVA DE DIREITO) RTJ 159/132. - Decisão monocrática citada: (SUPREMO TRIBUNAL FEDERAL (STF), COMPETÊNCIA ORIGINÁRIA, HABEAS CORPUS, TURMA RECURSAL DOS JUIZADOS ESPECIAIS CÍVEIS E CRIMINAIS) HC 81228 MC. - Veja Recurso 2001.700.007575-4 do Conselho Recursal e Proceso crime 17461-2/00 do Juizado Especial Criminal da Comarca do Rio de Janeiro/RJ. Número de páginas: 15. Análise: 12/03/2013, IMC. Revisão: 11/04/2013, MMR.</text:p>
          </table:table-cell>
          <table:table-cell table:number-columns-repeated="8"/>
        </table:table-row>
        <table:table-row table:style-name="ro1">
          <table:table-cell/>
          <table:table-cell office:value-type="string" calcext:value-type="string">
            <text:p>Modificação para pegar apenas a primeira sequência de caracteres alfanuméricas antes de números</text:p>
          </table:table-cell>
          <table:table-cell office:value-type="string" calcext:value-type="string">
            <text:p>Decisão do STF após sequência de texto mal cercada de parênteses</text:p>
          </table:table-cell>
          <table:table-cell office:value-type="string" calcext:value-type="string">
            <text:p>manter decisão</text:p>
          </table:table-cell>
          <table:table-cell office:value-type="string" calcext:value-type="string">
            <text:p>- Acórdão(s) citado(s): (RECLAMAÇÃO, CONTRUÇÃO PRETORIANA) STF: RTJ 112/504. (RECLAMAÇÃO, GARANTIA DA AUTORIDADE, STF) STF: Rcl 1722 (TP), Rcl 2143 AgR (TP), Rcl 2256 (TP), Rcl 935 (TP); RTJ 149/354. (RECLAMAÇÃO, GARANTIA DA AUTORIDADE, MEDIDA CAUTELAR, CONTROLE ABSTRATO STF: Rcl 1723 AgR-QO (TP), Rcl 2256 (TP); RTJ 157/433 (MEDIDA CAUTELAR, AÇÃO DIRETA DE INCONSTITUCIONALIDADE, EFICÁCIA EX NUNC) STF: RTJ 124/80. (MEDIDA CAUTELAR, AÇÃO DIRETA DE INCONSTITUCIONALIDADE, EFICÁCIA EX TUNC, EXCEPCIONALIDADE) STF: ADI 2381 MC-ED; RTJ 138/86. - Veja ADI 2381 MC e ADI 2737 do STF e Agravo Regimental em Suspensão de Liminar 70006089866 do TJRS e Mandado de Segurança 005/1.03.0001168-6 da 3ª Vara Cível Comarca de Bento Gonçalves. Número de páginas: 32. Análise: 26/02/2013, SEV. Revisão: 03/04/2013, AAT.</text:p>
          </table:table-cell>
          <table:table-cell table:number-columns-repeated="8"/>
        </table:table-row>
        <table:table-row table:style-name="ro1">
          <table:table-cell/>
          <table:table-cell office:value-type="string" calcext:value-type="string">
            <text:p>Modificação para pegar apenas a primeira sequência de caracteres alfanuméricas antes de números</text:p>
          </table:table-cell>
          <table:table-cell office:value-type="string" calcext:value-type="string">
            <text:p>Decisão do STF após sequência de texto mal cercada de parênteses</text:p>
          </table:table-cell>
          <table:table-cell office:value-type="string" calcext:value-type="string">
            <text:p>manter decisão</text:p>
          </table:table-cell>
          <table:table-cell office:value-type="string" calcext:value-type="string">
            <text:p>- Acórdão(s) citado(s): (EDITAL, "LEI DO CONCURSO PÚBLICO") RE 526600 AgR (1ªT), RE 440335 AgR (2ªT). (CNJ, ATUAÇÃO ADMINISTRATIVA, CONCURSO PÚBLICO) MS 26284 (TP), MS 27160 (TP), MS 26163 (TP). (CONCURSO PÚBLICO, QUESTÃO IMPUGNADA, CLASSIFICAÇÃO, DIREITO ADQUIRIDO) RMS 21255 (TP). (ANULAÇÃO, CONCURSO PÚBLICO ENCERRADO, INTIMAÇÃO, INTERESSADO MS 25962 (TP). (ANULAÇÃO, APOSENTADORIA, INTIMAÇÃO, INTERESSADO) MS 24268 (TP), MS 25116 (TP). (SERVIDOR, NOMEAÇÃO, FORA DO PRAZO DE VALIDADE, CONCURSO PÚBLICO, INTIMAÇÃO, INTERESSADO) MS 27154 (TP). (PROCESSO JUDICIAL, ESGOTAMENTO, VIA ADMINISTRATIVA) RE 233582 (TP). (PRESUNÇÃO, CIÊNCIA, ATO REVOGATÓRIO) MS 22938 (TP), MS 24927 (TP), MS 24742 (TP). - Veja MS 28594, MS 28651 e MS 28666 do STF. Número de páginas: 76. Análise: 02/08/2013, SEV.</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6">00/00/0000</text:date>, <text:time style:data-style-name="N2" text:time-value="13:05:50.5093880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6T13:51:23.743440842</dc:date>
    <meta:editing-duration>PT33M43S</meta:editing-duration>
    <meta:editing-cycles>3</meta:editing-cycles>
    <meta:generator>LibreOffice/5.2.7.2$Linux_X86_64 LibreOffice_project/20m0$Build-2</meta:generator>
    <meta:document-statistic meta:table-count="2" meta:cell-count="314" meta:object-count="0"/>
  </office:meta>
</office:document-meta>
</file>